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Lohit Hindi1" svg:font-family="'Lohit Hindi'"/>
    <style:font-face style:name="Segoe UI" svg:font-family="'Segoe UI', Tahoma, Verdana, Sans-Serif"/>
    <style:font-face style:name="sans-serif" svg:font-family="sans-serif, sans-serif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FreeSans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FreeSans" fo:font-size="6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FreeSans" fo:font-size="6pt" fo:letter-spacing="normal" fo:font-style="normal" fo:font-weight="normal"/>
    </style:style>
    <style:style style:name="P4" style:family="paragraph" style:parent-style-name="Text_20_body" style:list-style-name="L3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FreeSans" fo:font-size="6pt" fo:letter-spacing="normal" fo:font-style="normal" fo:font-weight="normal"/>
    </style:style>
    <style:style style:name="P5" style:family="paragraph" style:parent-style-name="Text_20_body" style:list-style-name="L4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FreeSans" fo:font-size="6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FreeSans" fo:font-size="6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FreeSans" fo:letter-spacing="normal" fo:font-weight="bold" style:font-weight-asian="bold" style:font-weight-complex="bold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FreeSans" fo:letter-spacing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FreeSans" fo:letter-spacing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FreeSans" fo:letter-spacing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FreeSans" fo:letter-spacing="normal" officeooo:paragraph-rsid="000e789a"/>
    </style:style>
    <style:style style:name="P12" style:family="paragraph" style:parent-style-name="Text_20_body" style:list-style-name="L5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FreeSans" fo:font-size="11pt" fo:letter-spacing="normal" fo:font-style="normal" fo:font-weight="normal"/>
    </style:style>
    <style:style style:name="P13" style:family="paragraph" style:parent-style-name="Text_20_body" style:list-style-name="L1">
      <style:paragraph-properties fo:margin-left="1.27cm" fo:margin-right="0cm" fo:margin-top="0cm" fo:margin-bottom="0cm" style:contextual-spacing="false" fo:line-height="100%" fo:text-align="start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FreeSans" fo:font-size="6pt" fo:letter-spacing="normal" fo:font-style="normal" fo:font-weight="normal"/>
    </style:style>
    <style:style style:name="T1" style:family="text">
      <style:text-properties style:font-name="Calibri" fo:font-size="14pt"/>
    </style:style>
    <style:style style:name="T2" style:family="text">
      <style:text-properties style:font-name="Calibri" fo:font-size="14pt" fo:font-style="normal" fo:font-weight="normal"/>
    </style:style>
    <style:style style:name="T3" style:family="text">
      <style:text-properties style:font-name="Calibri" fo:font-size="11pt"/>
    </style:style>
    <style:style style:name="T4" style:family="text">
      <style:text-properties style:font-name="Calibri" fo:font-size="11pt" fo:font-weight="bold"/>
    </style:style>
    <style:style style:name="T5" style:family="text">
      <style:text-properties style:font-name="Calibri" fo:font-size="12pt"/>
    </style:style>
    <style:style style:name="T6" style:family="text">
      <style:text-properties fo:font-size="14pt"/>
    </style:style>
    <style:style style:name="T7" style:family="text">
      <style:text-properties fo:font-size="14pt" fo:font-style="normal" fo:font-weight="normal"/>
    </style:style>
    <style:style style:name="T8" style:family="text">
      <style:text-properties style:font-name="Segoe UI" fo:font-size="6pt" fo:font-style="normal" fo:font-weight="normal"/>
    </style:style>
    <style:style style:name="T9" style:family="text">
      <style:text-properties fo:font-size="6pt" fo:font-style="normal" fo:font-weight="normal"/>
    </style:style>
    <style:style style:name="T10" style:family="text">
      <style:text-properties fo:color="#333333"/>
    </style:style>
    <style:style style:name="T11" style:family="text">
      <style:text-properties fo:color="#333333" style:font-name="Calibri" fo:font-size="14pt" fo:font-style="normal" fo:font-weight="normal"/>
    </style:style>
    <style:style style:name="T12" style:family="text">
      <style:text-properties fo:color="#333333" fo:font-size="14pt" fo:font-style="normal"/>
    </style:style>
    <style:style style:name="T13" style:family="text">
      <style:text-properties fo:color="#333333" fo:font-size="14pt" fo:font-style="normal" fo:font-weight="normal"/>
    </style:style>
    <style:style style:name="T14" style:family="text">
      <style:text-properties fo:color="#333333" fo:font-size="14pt" fo:font-style="normal" fo:font-weight="normal" officeooo:rsid="000e789a"/>
    </style:style>
    <style:style style:name="T15" style:family="text">
      <style:text-properties fo:font-size="11pt"/>
    </style:style>
    <style:style style:name="T16" style:family="text">
      <style:text-properties fo:font-size="11pt" fo:font-weight="bold"/>
    </style:style>
    <style:style style:name="T17" style:family="text">
      <style:text-properties fo:font-size="11pt" officeooo:rsid="000e789a"/>
    </style:style>
    <style:style style:name="T18" style:family="text">
      <style:text-properties fo:font-size="11pt" fo:font-style="normal" fo:font-weight="normal"/>
    </style:style>
    <style:style style:name="T19" style:family="text">
      <style:text-properties fo:font-size="11pt" fo:font-style="normal" fo:font-weight="bold"/>
    </style:style>
    <style:style style:name="T20" style:family="text">
      <style:text-properties fo:font-size="12pt"/>
    </style:style>
    <style:style style:name="T21" style:family="text">
      <style:text-properties style:font-name="sans-serif" fo:font-size="11pt"/>
    </style:style>
    <style:style style:name="T22" style:family="text">
      <style:text-properties officeooo:rsid="000e789a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MANUAL DE INSTALAÇÃO DO</text:span></text:p>
      <text:p text:style-name="P8"><text:span text:style-name="T7">SISTEMA PROBLEMA URBANO</text:span></text:p>
      <text:p text:style-name="P8"><text:span text:style-name="T7"/></text:p>
      <text:p text:style-name="P7"><text:span text:style-name="T12">Antes de Instalar</text:span></text:p>
      <text:p text:style-name="P3"><text:span text:style-name="T15">Antes de começar a instalação, verifique se seu serviço de hospedagem </text:span><text:span text:style-name="T16">possui os requisitos mínimos para que o sistema funcione sem problemas</text:span><text:span text:style-name="T15">.</text:span></text:p>
      <text:p text:style-name="P6"><text:span text:style-name="T20">Requisitos do sistema.</text:span></text:p>
      <text:list xml:id="list8095051841809738261" text:style-name="L1">
        <text:list-item>
          <text:p text:style-name="P13"><text:span text:style-name="T15">Servidor apache 2.0 ou superior</text:span></text:p>
        </text:list-item>
        <text:list-item>
          <text:p text:style-name="P13"><text:span text:style-name="T15">PHP versão 5.0 ou superior</text:span></text:p>
        </text:list-item>
        <text:list-item>
          <text:p text:style-name="P13"><text:span text:style-name="T15">MySQL versão 5.0 ou superior</text:span></text:p>
        </text:list-item>
      </text:list>
      <text:p text:style-name="P9"/>
      <text:p text:style-name="P3"><text:span text:style-name="T15">Atenção! O sistema utiliza url amigável, por isso o apache deve esta configurado para funcionar corretamente. Verifique junto ao seu provedor de hospedagem se o "mod_rewrite" esta ativado.</text:span></text:p>
      <text:p text:style-name="P10"/>
      <text:p text:style-name="P11"><text:span text:style-name="T13">Passo a passo de como instalar</text:span></text:p>
      <text:p text:style-name="P11"><text:span text:style-name="T14">1. </text:span><text:span text:style-name="T18">Descompacta o arquivo </text:span><text:span text:style-name="T19">(nome do arquivo)</text:span><text:span text:style-name="T18">.</text:span></text:p>
      <text:list xml:id="list7423560355300300460" text:style-name="L3">
        <text:list-header>
          <text:p text:style-name="P4"><text:span text:style-name="T17">2. </text:span><text:span text:style-name="T15">Faz o upload via FTP dos arquivos que esta na pasta </text:span><text:span text:style-name="T16">problema urbano </text:span><text:span text:style-name="T15">para diretório que o sistema vai ficar.</text:span></text:p>
        </text:list-header>
      </text:list>
      <text:list xml:id="list1532546256883158995" text:style-name="L4">
        <text:list-header>
          <text:p text:style-name="P5"><text:span text:style-name="T17">3. </text:span><text:span text:style-name="T15">Cria um banco de dados no </text:span><text:span text:style-name="T16">Mysql</text:span><text:span text:style-name="T15">, cria um usuário e uma senha para acessa o boco de dados que acabou de criar, se tiver dificuldade contate o suporte de sua hospedados.</text:span></text:p>
        </text:list-header>
      </text:list>
      <text:list xml:id="list4795682493989273461" text:style-name="L5">
        <text:list-header>
          <text:p text:style-name="P12"><text:span text:style-name="T22">4. </text:span>Abra o arquivo que esta no diretório application/config/database.php e alterar as seguintes linhas.</text:p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Lohit Hindi1" svg:font-family="'Lohit Hindi'"/>
    <style:font-face style:name="Segoe UI" svg:font-family="'Segoe UI', Tahoma, Verdana, Sans-Serif"/>
    <style:font-face style:name="sans-serif" svg:font-family="sans-serif, sans-serif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irton </meta:initial-creator>
    <meta:creation-date>2014-05-14T18:46:19.613020868</meta:creation-date>
    <dc:date>2014-05-14T19:44:35.543856910</dc:date>
    <dc:creator>hairton </dc:creator>
    <meta:editing-duration>PT43M5S</meta:editing-duration>
    <meta:editing-cycles>1</meta:editing-cycles>
    <meta:document-statistic meta:table-count="0" meta:image-count="0" meta:object-count="0" meta:page-count="1" meta:paragraph-count="14" meta:word-count="162" meta:character-count="957" meta:non-whitespace-character-count="812"/>
    <meta:generator>LibreOffice/4.1.3.2$Linux_X86_64 LibreOffice_project/410m0$Build-2</meta:generator>
  </office:meta>
</office:document-meta>
</file>